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2"/>
        <table:table-row table:style-name="ro1">
          <table:table-cell table:style-name="ce1" office:value-type="string">
            <text:p>id_user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parola</text:p>
          </table:table-cell>
          <table:table-cell table:style-name="ce1" office:value-type="string">
            <text:p>adimin</text:p>
          </table:table-cell>
          <table:table-cell table:style-name="ce1" office:value-type="string">
            <text:p>picturi_apreci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dreeaLupu</text:p>
          </table:table-cell>
          <table:table-cell office:value-type="string">
            <text:p><text:a xlink:href="mailto:andreea.lupu@ulbsibiu.ro">andreea.lupu@ulbsibiu.ro</text:a></text:p>
          </table:table-cell>
          <table:table-cell office:value-type="string">
            <text:p>cal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vidiuLupu</text:p>
          </table:table-cell>
          <table:table-cell office:value-type="string">
            <text:p><text:a xlink:href="mailto:lupuovidiul@gmail.ro">lupuovidiul@gmail.ro</text:a></text:p>
          </table:table-cell>
          <table:table-cell office:value-type="string">
            <text:p>lucian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o" fo:country="R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23.04.2020</text:date>, <text:time>11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 Lupu</meta:initial-creator>
    <meta:creation-date>2020-04-23T11:49:20.88</meta:creation-date>
    <dc:date>2020-04-23T11:49:59.52</dc:date>
    <dc:creator>Andreea Lupu</dc:creator>
    <meta:editing-duration>PT38S</meta:editing-duration>
    <meta:editing-cycles>1</meta:editing-cycles>
    <meta:document-statistic meta:table-count="1" meta:cell-count="18" meta:object-count="0"/>
    <meta:generator>OpenOffice/4.1.7$Win32 OpenOffice.org_project/417m1$Build-9800</meta:generator>
  </office:meta>
</office:document-meta>
</file>